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loext:padding="0in" loext:border="non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1">
      <style:paragraph-properties fo:margin-top="0in" fo:margin-bottom="0in" loext:contextual-spacing="false"/>
    </style:style>
    <style:style style:name="P5" style:family="paragraph" style:parent-style-name="Text_20_body" style:list-style-name="L2">
      <style:paragraph-properties fo:margin-top="0in" fo:margin-bottom="0in" loext:contextual-spacing="false"/>
    </style:style>
    <style:style style:name="T1" style:family="text">
      <style:text-properties loext:padding="0in" loext:border="none"/>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a xlink:type="simple" xlink:href="https://www.investopedia.com/stock-trading-4689660" text:style-name="Internet_20_link" text:visited-style-name="Visited_20_Internet_20_Link">Stock Trading </text:a><text:a xlink:type="simple" xlink:href="https://www.investopedia.com/stock-trading-strategy-and-education-4689658" text:style-name="Internet_20_link" text:visited-style-name="Visited_20_Internet_20_Link">Stock Trading Strategy &amp; Education </text:a></text:p>
      <text:h text:style-name="Heading_20_1" text:outline-level="1"><text:bookmark text:name="article-heading_2-0"/>Stock Symbol (Ticker)</text:h>
      <text:section text:style-name="Sect1" text:name="sponsorship-wrapper_1-0">
        <text:p text:style-name="Text_20_body"/>
      </text:section>
      <text:section text:style-name="Sect1" text:name="article-meta_1-0">
        <text:p text:style-name="Text_20_body"/>
        <text:section text:style-name="Sect1" text:name="byline_1-0">
          <text:p text:style-name="Text_20_body">By <text:a xlink:type="simple" xlink:href="https://www.investopedia.com/contributors/53677/" text:style-name="Internet_20_link" text:visited-style-name="Visited_20_Internet_20_Link">Adam Hayes</text:a> </text:p>
        </text:section>
        <text:section text:style-name="Sect1" text:name="displayed-date_1-0">
          <text:p text:style-name="Text_20_body">Updated Jun 13, 2019</text:p>
        </text:section>
      </text:section>
      <text:section text:style-name="Sect1" text:name="article-body_1-0">
        <text:p text:style-name="Text_20_body"/>
        <text:section text:style-name="Sect1" text:name="mntl-sc-page_1-0">
          <text:h text:style-name="Heading_20_2" text:outline-level="2"><text:bookmark text:name="what-is-a-stock-ticker-symbol"/><text:bookmark text:name="mntl-sc-block_1-0"/>What Is a Stock (Ticker) Symbol? </text:h>
          <text:p text:style-name="Text_20_body"><text:bookmark text:name="mntl-sc-block_1-0-1"/>A stock symbol is a unique series of letters assigned to a security for trading purposes. <text:a xlink:type="simple" xlink:href="https://www.investopedia.com/terms/n/nyse.asp" text:style-name="Internet_20_link" text:visited-style-name="Visited_20_Internet_20_Link">New York Stock Exchange (NYSE)</text:a> and <text:a xlink:type="simple" xlink:href="https://www.investopedia.com/terms/a/amex.asp" text:style-name="Internet_20_link" text:visited-style-name="Visited_20_Internet_20_Link">American Stock Exchange (AMEX)</text:a> listed stocks have three characters or less. <text:a xlink:type="simple" xlink:href="https://www.investopedia.com/terms/n/nasdaq.asp" text:style-name="Internet_20_link" text:visited-style-name="Visited_20_Internet_20_Link">Nasdaq</text:a>-listed securities have four or five characters. </text:p>
          <text:section text:style-name="Sect1" text:name="mntl-sc-block_1-0-2">
            <text:p text:style-name="Text_20_body"/>
            <text:section text:style-name="Sect1" text:name="mntl-block_3-0">
              <text:p text:style-name="Text_20_body"/>
              <text:section text:style-name="Sect1" text:name="billboard1-sticky-dynamic_1-0">
                <text:p text:style-name="Text_20_body"><draw:frame draw:style-name="fr1" draw:name="billboard1-dynamic_1-0" text:anchor-type="char" svg:width="3.1252in" draw:z-index="0"><draw:text-box fo:min-height="0.0161in"><text:section text:style-name="Sect1" text:name="billboard"><text:p text:style-name="P1"/></text:section></draw:text-box></draw:frame></text:p>
              </text:section>
            </text:section>
          </text:section>
          <text:p text:style-name="Text_20_body"><text:bookmark text:name="mntl-sc-block_1-0-3"/>Symbols are just a shorthand way of describing a company's stock, so there is no significant difference between those that have three letters and those that have four or five. Stock symbols are also known as "<text:a xlink:type="simple" xlink:href="https://www.investopedia.com/terms/t/tickersymbol.asp" text:style-name="Internet_20_link" text:visited-style-name="Visited_20_Internet_20_Link">ticker symbols</text:a>." </text:p>
          <text:section text:style-name="Sect1" text:name="mntl-sc-block_1-0-4">
            <text:p text:style-name="P1"/>
          </text:section>
          <text:h text:style-name="Heading_20_2" text:outline-level="2"><text:bookmark text:name="understanding-stock-symbols"/><text:bookmark text:name="mntl-sc-block_1-0-5"/>Understanding Stock Symbols </text:h>
          <text:p text:style-name="Text_20_body"><text:bookmark text:name="mntl-sc-block_1-0-6"/>In the 1800s, when modern <text:a xlink:type="simple" xlink:href="https://www.investopedia.com/terms/s/stockmarket.asp" text:style-name="Internet_20_link" text:visited-style-name="Visited_20_Internet_20_Link">stock exchanges</text:a> came into being, floor traders had to communicate the stock price of a traded company by writing or shouting out the name of the company in full. As the number of publicly traded companies increased from the dozens to the hundreds, they soon realized that this process was time-consuming and held up the information queue, unable to keep up with frequently-changing prices – especially after the <text:a xlink:type="simple" xlink:href="https://www.investopedia.com/articles/01/070401.asp" text:style-name="Internet_20_link" text:visited-style-name="Visited_20_Internet_20_Link">advent of the stock-quoting ticker tape machine</text:a> in 1867. To be more efficient in relaying price changes on company stock to investors, company names were shortened to one to five alpha symbols. Today, stock tickers still exist, but digital displays have replaced paper ticker tape. </text:p>
          <text:section text:style-name="Sect1" text:name="mntl-sc-block_1-0-7">
            <text:p text:style-name="Text_20_body"/>
            <text:section text:style-name="Sect1" text:name="mntl-block_5-0">
              <text:p text:style-name="Text_20_body"/>
              <text:section text:style-name="Sect1" text:name="billboard3-sticky-dynamic_1-0">
                <text:p text:style-name="Text_20_body"><draw:frame draw:style-name="fr1" draw:name="billboard3-dynamic_1-0" text:anchor-type="char" svg:width="3.1252in" draw:z-index="1"><draw:text-box fo:min-height="0.0161in"><text:section text:style-name="Sect1" text:name="billboard3"><text:p text:style-name="P1"/></text:section></draw:text-box></draw:frame></text:p>
              </text:section>
            </text:section>
          </text:section>
          <text:p text:style-name="Text_20_body"><text:bookmark text:name="mntl-sc-block_1-0-8"/><text:soft-page-break/>In addition to saving time and capturing a specific stock price at the right time, stock symbols are useful when two or more companies have similar monikers. For example, CIT Group Inc. and Citigroup Inc. have nearly identical names. but are not affiliated with each other: The former is a financial holding company, and the latter is a financial services and <text:a xlink:type="simple" xlink:href="https://www.investopedia.com/terms/i/investment-banking.asp" text:style-name="Internet_20_link" text:visited-style-name="Visited_20_Internet_20_Link">investment banking</text:a> firm. An <text:a xlink:type="simple" xlink:href="https://www.investopedia.com/terms/i/investor.asp" text:style-name="Internet_20_link" text:visited-style-name="Visited_20_Internet_20_Link">investor</text:a> who wants to purchase shares in one would find it easier to know the stock symbol of the company he is interested in. In this case, both firms trade on the NYSE with the ticker symbols ‘CIT’ for CIT Group Inc. and ‘C’ for Citigroup Inc. </text:p>
          <text:section text:style-name="Sect1" text:name="mntl-sc-block_1-0-9">
            <text:p text:style-name="Text_20_body"/>
            <text:section text:style-name="Sect1" text:name="mntl-block_6-0">
              <text:p text:style-name="Text_20_body"/>
              <text:section text:style-name="Sect1" text:name="native_1-0">
                <text:p text:style-name="Text_20_body"/>
              </text:section>
            </text:section>
          </text:section>
          <text:p text:style-name="Text_20_body"><text:bookmark text:name="mntl-sc-block_1-0-10"/>There are also companies that are <text:a xlink:type="simple" xlink:href="https://www.investopedia.com/terms/s/spinoff.asp" text:style-name="Internet_20_link" text:visited-style-name="Visited_20_Internet_20_Link">spin-offs</text:a> of the same company and have similar stock symbols. In November 2015, Hewlett-Packard split into two separate companies – Hewlett-Packard Enterprise and HP Inc. Hewlett-Packard Enterprise, with stock symbol <text:a xlink:type="simple" xlink:href="https://www.investopedia.com/markets/quote?tvwidgetsymbol=hpe" text:style-name="Internet_20_link" text:visited-style-name="Visited_20_Internet_20_Link">HPE</text:a>, serves as the business service and hardware division and focuses on servers, storage, networking, and security. HP Inc. is the consumer-facing computer and printer division and has a smaller market for its products than HPE. An investor looking to purchase shares of a company should conduct his or her <text:a xlink:type="simple" xlink:href="https://www.investopedia.com/terms/d/duediligence.asp" text:style-name="Internet_20_link" text:visited-style-name="Visited_20_Internet_20_Link">due diligence</text:a> to ensure that s/he has the right stock symbol for the right company division. </text:p>
          <text:section text:style-name="Sect1" text:name="mntl-sc-block_1-0-11">
            <text:p text:style-name="P1"/>
          </text:section>
          <text:section text:style-name="Sect1" text:name="mntl-sc-block_1-0-12">
            <text:p text:style-name="Text_20_body"/>
            <text:section text:style-name="Sect1" text:name="mntl-sc-block_1-0-13">
              <text:h text:style-name="Heading_20_3" text:outline-level="3"><text:bookmark text:name="mntl-sc-block-callout-heading_1-0"/>Key Takeaways</text:h>
              <text:section text:style-name="Sect1" text:name="mntl-sc-block-callout-body_1-0">
                <text:list xml:id="list8772731475692734955" text:style-name="L1">
                  <text:list-item>
                    <text:p text:style-name="P4">A stock symbol is an arrangement of characters—usually, letters—representing particular securities listed or traded publicly on an exchange.</text:p>
                  </text:list-item>
                  <text:list-item>
                    <text:p text:style-name="P4">When a company issues securities to the public marketplace, it selects an available symbol for its shares, often related to its company name.</text:p>
                  </text:list-item>
                  <text:list-item>
                    <text:p text:style-name="P4">Investors and traders use the symbol to place trade orders.</text:p>
                  </text:list-item>
                  <text:list-item>
                    <text:p text:style-name="P2">Additional letters added to stock symbols denote additional characteristics such as share class or trading restrictions.</text:p>
                  </text:list-item>
                </text:list>
              </text:section>
            </text:section>
          </text:section>
          <text:h text:style-name="Heading_20_2" text:outline-level="2"><text:bookmark text:name="share-class-symbols"/><text:bookmark text:name="mntl-sc-block_1-0-14"/>Share Class Symbols </text:h>
          <text:p text:style-name="Text_20_body"><text:bookmark text:name="mntl-sc-block_1-0-15"/>If the company has more than one <text:a xlink:type="simple" xlink:href="https://www.investopedia.com/terms/c/class.asp" text:style-name="Internet_20_link" text:visited-style-name="Visited_20_Internet_20_Link">class of shares </text:a>trading in the market, then it will have the class added to its suffix. If it is a <text:a xlink:type="simple" xlink:href="https://www.investopedia.com/terms/p/preferredstock.asp" text:style-name="Internet_20_link" text:visited-style-name="Visited_20_Internet_20_Link">preferred stock</text:a>, the letters "PR" and the letter denoting the class will typically be added. For example, a fictional preferred stock called Cory's Tequila Corporate Preferred A-shares would have a symbol such as CTC.PR.A. Different sources quote preferred shares in slightly different ways. For example, Bank of America <text:a xlink:type="simple" xlink:href="https://www.investopedia.com/terms/c/commonstock.asp" text:style-name="Internet_20_link" text:visited-style-name="Visited_20_Internet_20_Link">common shares</text:a> trade with the stock symbol BAC. The Bank of America <text:a xlink:type="simple" xlink:href="https://www.investopedia.com/terms/n/noncumulative.asp" text:style-name="Internet_20_link" text:visited-style-name="Visited_20_Internet_20_Link">non-cumulative preferred</text:a> Series D share will be quoted as BAC-PD on Yahoo! Finance, BAC-<text:soft-page-break/>D on S&amp;P, BACPRD on NYSE, BAC+D on Charles Schwab, BACpD on E-Trade, BAC.PD on Marketwatch, BAC_PD on Vanguard, and BAC/PD on Bloomberg. </text:p>
          <text:p text:style-name="Text_20_body"><text:bookmark text:name="mntl-sc-block_1-0-17"/>Some stock symbols indicate whether the shares of a company have <text:a xlink:type="simple" xlink:href="https://www.investopedia.com/terms/v/votingright.asp" text:style-name="Internet_20_link" text:visited-style-name="Visited_20_Internet_20_Link">voting rights</text:a>, especially if the company has more than one class of shares trading in the market. For example, Alphabet Inc. (formerly Google) has two classes of shares trading on the Nasdaq with stock symbols <text:a xlink:type="simple" xlink:href="https://www.investopedia.com/markets/quote?tvwidgetsymbol=goog" text:style-name="Internet_20_link" text:visited-style-name="Visited_20_Internet_20_Link">GOOG</text:a> and <text:a xlink:type="simple" xlink:href="https://www.investopedia.com/markets/quote?tvwidgetsymbol=googl" text:style-name="Internet_20_link" text:visited-style-name="Visited_20_Internet_20_Link">GOOGL</text:a>. <text:a xlink:type="simple" xlink:href="https://www.investopedia.com/terms/c/common_shareholder.asp" text:style-name="Internet_20_link" text:visited-style-name="Visited_20_Internet_20_Link">Common shareholders</text:a> of GOOG have no voting rights since GOOG shares are <text:a xlink:type="simple" xlink:href="https://www.investopedia.com/terms/c/class.asp" text:style-name="Internet_20_link" text:visited-style-name="Visited_20_Internet_20_Link">Class C shares</text:a>, while GOOGL shares are <text:a xlink:type="simple" xlink:href="https://www.investopedia.com/terms/c/classashares.asp" text:style-name="Internet_20_link" text:visited-style-name="Visited_20_Internet_20_Link">Class A shares</text:a> and have one vote each. For example, <text:a xlink:type="simple" xlink:href="https://www.investopedia.com/terms/b/berkshire-hathaway.asp" text:style-name="Internet_20_link" text:visited-style-name="Visited_20_Internet_20_Link">Berkshire Hathaway</text:a> has two class of shares trading on the NYSE, Class A and <text:a xlink:type="simple" xlink:href="https://www.investopedia.com/terms/c/classbshares.asp" text:style-name="Internet_20_link" text:visited-style-name="Visited_20_Internet_20_Link">Class B</text:a>. Class A shares are listed with stock symbol <text:a xlink:type="simple" xlink:href="https://www.investopedia.com/markets/quote?tvwidgetsymbol=brk.a" text:style-name="Internet_20_link" text:visited-style-name="Visited_20_Internet_20_Link">BRK.A</text:a>, and Class B shares, which have lower voting rights than Class A trade with the symbol <text:a xlink:type="simple" xlink:href="https://www.investopedia.com/markets/quote?tvwidgetsymbol=brk.b" text:style-name="Internet_20_link" text:visited-style-name="Visited_20_Internet_20_Link">BRK.B</text:a>. </text:p>
          <text:section text:style-name="Sect1" text:name="mntl-sc-block_1-0-18">
            <text:p text:style-name="Text_20_body"/>
          </text:section>
          <text:p text:style-name="Text_20_body"><text:bookmark text:name="mntl-sc-block_1-0-19"/>Companies trading on the NYSE typically have three or fewer letters representing their stock symbols. Nasdaq firms generally have four- or five-letter symbols, e.g. Adobe Systems (<text:a xlink:type="simple" xlink:href="https://www.investopedia.com/markets/quote?tvwidgetsymbol=adbe" text:style-name="Internet_20_link" text:visited-style-name="Visited_20_Internet_20_Link">ADBE</text:a>), Apple, Inc. (<text:a xlink:type="simple" xlink:href="https://www.investopedia.com/markets/quote?tvwidgetsymbol=aapl" text:style-name="Internet_20_link" text:visited-style-name="Visited_20_Internet_20_Link">AAPL</text:a>), Alphabet Inc. (GOOG or GOOGL) and Groupon Inc. (<text:a xlink:type="simple" xlink:href="https://www.investopedia.com/markets/quote?tvwidgetsymbol=grpn" text:style-name="Internet_20_link" text:visited-style-name="Visited_20_Internet_20_Link">GRPN</text:a>). Some companies that trade on the Nasdaq with fewer than four letters include Facebook (<text:a xlink:type="simple" xlink:href="https://www.investopedia.com/markets/quote?tvwidgetsymbol=fb" text:style-name="Internet_20_link" text:visited-style-name="Visited_20_Internet_20_Link">FB</text:a>) and Moneygram International (<text:a xlink:type="simple" xlink:href="https://www.investopedia.com/markets/quote?tvwidgetsymbol=mgi" text:style-name="Internet_20_link" text:visited-style-name="Visited_20_Internet_20_Link">MGI</text:a>). However, companies moving from the NYSE to Nasdaq can retain their stock symbols. </text:p>
          <text:section text:style-name="Sect1" text:name="mntl-sc-block_1-0-20">
            <text:p text:style-name="Text_20_body"/>
          </text:section>
          <text:h text:style-name="Heading_20_2" text:outline-level="2"><text:bookmark text:name="additional-symbols-and-trading-status"/><text:bookmark text:name="mntl-sc-block_1-0-21"/>Additional Symbols and Trading Status </text:h>
          <text:p text:style-name="Text_20_body"><text:bookmark text:name="mntl-sc-block_1-0-22"/>Stock symbols are also used to convey information about the trading status of a company. This information is usually represented on the NYSE by one letter following a dot after the stock’s standard company symbol. </text:p>
          <text:section text:style-name="Sect1" text:name="mntl-sc-block_1-0-23">
            <text:p text:style-name="Text_20_body"/>
          </text:section>
          <text:p text:style-name="Text_20_body"><text:bookmark text:name="mntl-sc-block_1-0-24"/>On the Nasdaq, a fifth letter is added to stocks that are delinquent in certain exchange requirements: for example, ACERW – the first four letters is the stock symbol for Acer Therapeutics Inc. (<text:a xlink:type="simple" xlink:href="https://www.investopedia.com/markets/quote?tvwidgetsymbol=acer" text:style-name="Internet_20_link" text:visited-style-name="Visited_20_Internet_20_Link">ACER</text:a>) and the last letter ‘W’ indicates that the shares have <text:a xlink:type="simple" xlink:href="https://www.investopedia.com/terms/w/warrant.asp" text:style-name="Internet_20_link" text:visited-style-name="Visited_20_Internet_20_Link">warrants</text:a> attached. A company that is in bankruptcy proceedings <text:a xlink:type="simple" xlink:href="https://www.investopedia.com/terms/q/q.asp" text:style-name="Internet_20_link" text:visited-style-name="Visited_20_Internet_20_Link">will have a Q after its symbo</text:a>l, and a non-U.S. company trading in the U.S. financial markets will have the letter Y following its ticker symbol. The meaning of the letters from A to Z are shown here: </text:p>
          <text:section text:style-name="Sect1" text:name="mntl-sc-block_1-0-25">
            <text:p text:style-name="Text_20_body"/>
          </text:section>
          <text:list xml:id="list5591637450535412830" text:style-name="L2">
            <text:list-item>
              <text:p text:style-name="P5"><text:bookmark text:name="mntl-sc-block_1-0-26"/>A – Class A shares, e.g BRK.A</text:p>
            </text:list-item>
            <text:list-item>
              <text:p text:style-name="P5">B – Class B shares, e.g. BRK.B</text:p>
            </text:list-item>
            <text:list-item>
              <text:p text:style-name="P5">C – Issuer Qualification Exception – Company does not meet all the exchange’s <text:a xlink:type="simple" xlink:href="https://www.investopedia.com/terms/l/listingrequirements.asp" text:style-name="Internet_20_link" text:visited-style-name="Visited_20_Internet_20_Link">listing requirements</text:a> but can remain listed on the exchange for a short time period.</text:p>
            </text:list-item>
            <text:list-item>
              <text:p text:style-name="P5">D – <text:a xlink:type="simple" xlink:href="https://www.investopedia.com/terms/n/newissue.asp" text:style-name="Internet_20_link" text:visited-style-name="Visited_20_Internet_20_Link">New issue</text:a> of existing stock</text:p>
            </text:list-item>
            <text:list-item>
              <text:p text:style-name="P5">E – Delinquent or missed one or more SEC required filings (may also be denoted by .LF)</text:p>
            </text:list-item>
            <text:list-item>
              <text:p text:style-name="P5"><text:soft-page-break/>F – Foreign issue</text:p>
            </text:list-item>
            <text:list-item>
              <text:p text:style-name="P5">G – First <text:a xlink:type="simple" xlink:href="https://www.investopedia.com/terms/c/convertiblebond.asp" text:style-name="Internet_20_link" text:visited-style-name="Visited_20_Internet_20_Link">convertible bond</text:a></text:p>
            </text:list-item>
            <text:list-item>
              <text:p text:style-name="P5">H – Second convertible bond</text:p>
            </text:list-item>
            <text:list-item>
              <text:p text:style-name="P5">I – Third convertible bond</text:p>
            </text:list-item>
            <text:list-item>
              <text:p text:style-name="P5">J – <text:a xlink:type="simple" xlink:href="https://www.investopedia.com/terms/v/votingshares.asp" text:style-name="Internet_20_link" text:visited-style-name="Visited_20_Internet_20_Link">Voting share</text:a></text:p>
            </text:list-item>
            <text:list-item>
              <text:p text:style-name="P5">K – Non-voting share</text:p>
            </text:list-item>
            <text:list-item>
              <text:p text:style-name="P5">L – Miscellaneous, e.g. foreign preferred, third class of warrants, preferred <text:a xlink:type="simple" xlink:href="https://www.investopedia.com/terms/w/wi.asp" text:style-name="Internet_20_link" text:visited-style-name="Visited_20_Internet_20_Link">when-issued</text:a>, fifth class preferred shares, etc.</text:p>
            </text:list-item>
            <text:list-item>
              <text:p text:style-name="P5">M – Fourth class <text:a xlink:type="simple" xlink:href="https://www.investopedia.com/terms/p/preferredstock.asp" text:style-name="Internet_20_link" text:visited-style-name="Visited_20_Internet_20_Link">preferred shares</text:a></text:p>
            </text:list-item>
            <text:list-item>
              <text:p text:style-name="P5">N – Third class preferred shares</text:p>
            </text:list-item>
            <text:list-item>
              <text:p text:style-name="P5">O – Second class preferred shares</text:p>
            </text:list-item>
            <text:list-item>
              <text:p text:style-name="P5">P – First class preferred shares</text:p>
            </text:list-item>
            <text:list-item>
              <text:p text:style-name="P5">Q – In <text:a xlink:type="simple" xlink:href="https://www.investopedia.com/terms/b/bankruptcy.asp" text:style-name="Internet_20_link" text:visited-style-name="Visited_20_Internet_20_Link">bankruptcy</text:a> proceedings</text:p>
            </text:list-item>
            <text:list-item>
              <text:p text:style-name="P5">R – <text:a xlink:type="simple" xlink:href="https://www.investopedia.com/terms/r/rightsoffering.asp" text:style-name="Internet_20_link" text:visited-style-name="Visited_20_Internet_20_Link">Rights</text:a></text:p>
            </text:list-item>
            <text:list-item>
              <text:p text:style-name="P5">S – Shares of <text:a xlink:type="simple" xlink:href="https://www.investopedia.com/terms/b/beneficial-interest.asp" text:style-name="Internet_20_link" text:visited-style-name="Visited_20_Internet_20_Link">beneficial interest</text:a></text:p>
            </text:list-item>
            <text:list-item>
              <text:p text:style-name="P5">T – With <text:a xlink:type="simple" xlink:href="https://www.investopedia.com/terms/w/warrant.asp" text:style-name="Internet_20_link" text:visited-style-name="Visited_20_Internet_20_Link">warrants</text:a> or with rights</text:p>
            </text:list-item>
            <text:list-item>
              <text:p text:style-name="P5">U – Units</text:p>
            </text:list-item>
            <text:list-item>
              <text:p text:style-name="P5">V – When-issued and when-distributed. These shares are about to go through a <text:a xlink:type="simple" xlink:href="https://www.investopedia.com/terms/c/corporateaction.asp" text:style-name="Internet_20_link" text:visited-style-name="Visited_20_Internet_20_Link">corporate action</text:a> plan that has already been announced, such as a <text:a xlink:type="simple" xlink:href="https://www.investopedia.com/terms/s/stocksplit.asp" text:style-name="Internet_20_link" text:visited-style-name="Visited_20_Internet_20_Link">stock split</text:a>.</text:p>
            </text:list-item>
            <text:list-item>
              <text:p text:style-name="P5">W – Warrants</text:p>
            </text:list-item>
            <text:list-item>
              <text:p text:style-name="P5">X – <text:a xlink:type="simple" xlink:href="https://www.investopedia.com/terms/m/mutualfund.asp" text:style-name="Internet_20_link" text:visited-style-name="Visited_20_Internet_20_Link">Mutual Funds</text:a></text:p>
            </text:list-item>
            <text:list-item>
              <text:p text:style-name="P5">Y – <text:a xlink:type="simple" xlink:href="https://www.investopedia.com/terms/a/adr.asp" text:style-name="Internet_20_link" text:visited-style-name="Visited_20_Internet_20_Link">American Depository Receipt (ADR)</text:a></text:p>
            </text:list-item>
            <text:list-item>
              <text:p text:style-name="P5">Z – Miscellaneous situations (same as the letter L)</text:p>
            </text:list-item>
            <text:list-item>
              <text:p text:style-name="P5">OB – <text:a xlink:type="simple" xlink:href="https://www.investopedia.com/terms/o/otcbb.asp" text:style-name="Internet_20_link" text:visited-style-name="Visited_20_Internet_20_Link">over-the-counter bulletin board</text:a></text:p>
            </text:list-item>
            <text:list-item>
              <text:p text:style-name="P5">PK – <text:a xlink:type="simple" xlink:href="https://www.investopedia.com/terms/p/pinksheets.asp" text:style-name="Internet_20_link" text:visited-style-name="Visited_20_Internet_20_Link">Pink sheets</text:a> stock</text:p>
            </text:list-item>
            <text:list-item>
              <text:p text:style-name="P5">SC – <text:a xlink:type="simple" xlink:href="https://www.investopedia.com/terms/n/nasdaq-smallcap-market.asp" text:style-name="Internet_20_link" text:visited-style-name="Visited_20_Internet_20_Link">Nasdaq SmallCap</text:a></text:p>
            </text:list-item>
            <text:list-item>
              <text:p text:style-name="P5">NM – <text:a xlink:type="simple" xlink:href="https://www.investopedia.com/terms/n/nasdaq-nm.asp" text:style-name="Internet_20_link" text:visited-style-name="Visited_20_Internet_20_Link">Nasdaq National Market</text:a></text:p>
            </text:list-item>
            <text:list-item>
              <text:p text:style-name="P3">Investors should carry out due diligence on stocks that have the following letters – C, E, L, Q, V, Z – after the ticker symbols before buying shares in the companies. </text:p>
            </text:list-item>
          </text:list>
          <text:section text:style-name="Sect1" text:name="mntl-sc-block_1-0-27">
            <text:p text:style-name="Text_20_body"/>
          </text:section>
          <text:h text:style-name="Heading_20_2" text:outline-level="2"><text:bookmark text:name="real-world-example"/><text:bookmark text:name="mntl-sc-block_1-0-28"/>Real World Example </text:h>
          <text:p text:style-name="Text_20_body"><text:bookmark text:name="mntl-sc-block_1-0-29"/>The ticker symbol for Ford Motor Company is '<text:a xlink:type="simple" xlink:href="https://www.investopedia.com/markets/quote?tvwidgetsymbol=F" text:style-name="Internet_20_link" text:visited-style-name="Visited_20_Internet_20_Link">F</text:a>', and the ticker symbol for Facebook is '<text:a xlink:type="simple" xlink:href="https://www.investopedia.com/markets/quote?tvwidgetsymbol=fb" text:style-name="Internet_20_link" text:visited-style-name="Visited_20_Internet_20_Link">FB</text:a>'. If you don't know the ticker for any particular company, most sites such as Investopedia, Morningstar, and Yahoo Finance have a search box function where you can enter the name of the company. </text:p>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2T21:46:18.238836678</meta:creation-date>
    <dc:date>2020-08-22T21:49:28.114176064</dc:date>
    <meta:editing-duration>PT3M13S</meta:editing-duration>
    <meta:editing-cycles>1</meta:editing-cycles>
    <meta:document-statistic meta:table-count="0" meta:image-count="0" meta:object-count="0" meta:page-count="4" meta:paragraph-count="56" meta:word-count="1263" meta:character-count="7535" meta:non-whitespace-character-count="6310"/>
    <meta:generator>LibreOffice/5.1.6.2$Linux_X86_64 LibreOffice_project/10m0$Build-2</meta:generator>
  </office:meta>
</office:document-meta>
</file>